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list-style-name="L1">
      <style:text-properties fo:language="pt" fo:country="PT" style:font-size-asian="10.5pt"/>
    </style:style>
    <style:style style:name="P4" style:family="paragraph" style:parent-style-name="Heading_20_2">
      <style:text-properties fo:language="pt" fo:country="PT"/>
    </style:style>
    <style:style style:name="P5" style:family="paragraph" style:parent-style-name="Heading_20_2">
      <style:text-properties fo:language="pt" fo:country="PT" style:font-size-asian="10.5pt"/>
    </style:style>
    <style:style style:name="P6" style:family="paragraph" style:parent-style-name="Heading_20_1">
      <style:text-properties fo:language="pt" fo:country="PT"/>
    </style:style>
    <style:style style:name="P7" style:family="paragraph" style:parent-style-name="Heading_20_3">
      <style:text-properties fo:language="pt" fo:country="PT"/>
    </style:style>
    <style:style style:name="T1" style:family="text">
      <style:text-properties style:font-size-asian="10.5pt"/>
    </style:style>
    <style:style style:name="T2" style:family="text">
      <style:text-properties fo:language="pt" fo:country="PT" style:font-size-asian="10.5pt"/>
    </style:style>
    <style:style style:name="T3" style:family="text">
      <style:text-properties fo:language="pt" fo:country="PT" fo:font-style="italic" style:font-size-asian="10.5pt" style:font-style-asian="italic" style:font-style-complex="italic"/>
    </style:style>
    <style:style style:name="T4" style:family="text">
      <style:text-properties fo:language="pt" fo:country="PT" fo:font-style="normal" style:font-size-asian="10.5pt" style:font-style-asian="normal" style:font-style-complex="normal"/>
    </style:style>
    <style:style style:name="T5" style:family="text">
      <style:text-properties fo:font-style="italic" style:font-size-asian="10.5pt"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font-size-asian="10.5pt"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1"><text:span text:style-name="T1"/></text:p>
      <text:h text:style-name="P4" text:outline-level="2"><text:span text:style-name="T1">Gramática concreta</text:span></text:h>
      <text:p text:style-name="P1"><text:span text:style-name="T1">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span></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text:span text:style-name="T1"/></text:p>
      <text:h text:style-name="P5"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5" text:outline-level="2">Tree Grammars</text:h>
      <text:p text:style-name="P1"><text:span text:style-name="T1">O próximo passo consiste na construção de um parser da AST gerada, que permitirá atravessá-la (</text:span><text:span text:style-name="T5">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432862621" text:style-name="L1">
        <text:list-item>
          <text:p text:style-name="P3">uma especificação formal, concisa e independente de um sistema da estrutura da AST;</text:p>
        </text:list-item>
        <text:list-item>
          <text:p text:style-name="P3">as ações têm um contexto implícito graças à sua localização na gramática;</text:p>
        </text:list-item>
        <text:list-item>
          <text:p text:style-name="P3">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7"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True) e “F” (“False”) associados aos ramos que saem, assume-se também que, para cada nodo N no grafo, existe um caminho de START a N e um caminho de N a STOP.</text:span></text:p>
      <text:p text:style-name="P1"><text:span text:style-name="T1">Este tipo de grafos podem servir para verificar se os programas que representam estão corretos, verificando se determinados nodos são atingíveis ou não, e a partir de aí otimizar o código, por exemplo, eliminando </text:span><text:span text:style-name="T5">dead code</text:span><text:span text:style-name="T7">, código que que é executado mas cujo resultado nunca é utilizado em mais nenhuma computação.</text:span></text:p>
      <text:p text:style-name="P1"><text:span text:style-name="T7">A estratégia utilizada para gerar este grafo consiste, numa visão muito geral, na passagem de uma instância de uma classe Java Grafo (esta será explicada de seguida) por todas as produções da TG, assim como uma lista (TreeSet&lt;Integer&gt; em Java) com um um mais números de instrução correspondentes à última(s) executada(s) por algumas produções, com o objetivo de conectar no grafo instruções consequentes.</text:span></text:p>
      <text:p text:style-name="P2"><text:span text:style-name="T6">Todo o código externo à TG é feito utilizando a linguagem de programação Java.</text:span></text:p>
      <text:p text:style-name="P2"><text:span text:style-name="T7"/></text:p>
      <text:p text:style-name="P2"><text:span text:style-name="T6">TODO explicar classes, GT e acoes</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6T01:05:40</dc:date>
    <dc:creator>Bruno Azevedo</dc:creator>
    <meta:editing-duration>PT2H13M28S</meta:editing-duration>
    <meta:editing-cycles>122</meta:editing-cycles>
    <meta:document-statistic meta:table-count="0" meta:image-count="0" meta:object-count="0" meta:page-count="3" meta:paragraph-count="25" meta:word-count="867" meta:character-count="5391"/>
  </office:meta>
</office:document-meta>
</file>